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9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<text:a xlink:href="http://fr.wikipedia.org/wiki/Appellation_d%27origine_contrôlée" xlink:type="simple">Appellations</text:a></text:p>
          </table:table-cell>
          <table:table-cell table:style-name="ce1" office:value-type="string">
            <text:p><text:a xlink:href="http://fr.wikipedia.org/wiki/Viticulture_en_France" xlink:type="simple">Régions viticoles</text:a></text:p>
          </table:table-cell>
          <table:table-cell table:style-name="ce3" office:value-type="string">
            <text:p>Subdivision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<text:a xlink:href="http://fr.wikipedia.org/wiki/Ajaccio_%28AOC%29" xlink:type="simple">ajaccio</text:a></text:p>
          </table:table-cell>
          <table:table-cell office:value-type="string">
            <text:p><text:a xlink:href="http://fr.wikipedia.org/wiki/Vignoble_de_Corse" xlink:type="simple">Cors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Aloxe-corton_%28AOC%29" xlink:type="simple">aloxe-corton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Alsace_%28AOC%29" xlink:type="simple">alsace</text:a> ou <text:a xlink:href="http://fr.wikipedia.org/wiki/Alsace_%28AOC%29" xlink:type="simple">vin d'Alsace</text:a></text:p>
          </table:table-cell>
          <table:table-cell office:value-type="string">
            <text:p><text:a xlink:href="http://fr.wikipedia.org/wiki/Vignoble_d%27Alsace" xlink:type="simple">Alsac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Alsace_grand_cru" xlink:type="simple">alsace grand cru</text:a></text:p>
          </table:table-cell>
          <table:table-cell office:value-type="string">
            <text:p><text:a xlink:href="http://fr.wikipedia.org/wiki/Vignoble_d%27Alsace" xlink:type="simple">Alsac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Anjou_%28AOC%29" xlink:type="simple">anjou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table:style-name="ce2" office:value-type="string">
            <text:p>Anjou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Anjou-coteaux-de-la-loire" xlink:type="simple">anjou-coteaux-de-la-loire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table:style-name="ce2" office:value-type="string">
            <text:p>Anjou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Anjou_villages" xlink:type="simple">anjou villages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table:style-name="ce2" office:value-type="string">
            <text:p>Anjou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Anjou_villages_brissac" xlink:type="simple">anjou villages brissac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table:style-name="ce2" office:value-type="string">
            <text:p>Anjou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Arbois_%28AOC%29" xlink:type="simple">arbois</text:a></text:p>
          </table:table-cell>
          <table:table-cell office:value-type="string">
            <text:p><text:a xlink:href="http://fr.wikipedia.org/wiki/Vignoble_du_Jura" xlink:type="simple">Jura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Auxey-duresses_%28AOC%29" xlink:type="simple">auxey-duresses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andol_%28AOC%29" xlink:type="simple">bandol</text:a></text:p>
          </table:table-cell>
          <table:table-cell office:value-type="string">
            <text:p><text:a xlink:href="http://fr.wikipedia.org/wiki/Vignoble_de_Provence" xlink:type="simple">Provenc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anyuls_%28VDN%29" xlink:type="simple">banyuls</text:a></text:p>
          </table:table-cell>
          <table:table-cell office:value-type="string">
            <text:p><text:a xlink:href="http://fr.wikipedia.org/wiki/Vignoble_du_Languedoc-Roussillon" xlink:type="simple">Languedoc-Roussillon</text:a></text:p>
          </table:table-cell>
          <table:table-cell table:style-name="ce2" office:value-type="string">
            <text:p>Roussillon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anyuls_%28VDN%29" xlink:type="simple">banyuls grand cru</text:a></text:p>
          </table:table-cell>
          <table:table-cell office:value-type="string">
            <text:p><text:a xlink:href="http://fr.wikipedia.org/wiki/Vignoble_du_Languedoc-Roussillon" xlink:type="simple">Languedoc-Roussillon</text:a></text:p>
          </table:table-cell>
          <table:table-cell table:style-name="ce2" office:value-type="string">
            <text:p>Roussillon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arsac_%28AOC%29" xlink:type="simple">barsac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table:style-name="ce2" office:value-type="string">
            <text:p><text:a xlink:href="http://fr.wikipedia.org/wiki/Sauternes_%28vignoble%29" xlink:type="simple">Sauternai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âtard-montrachet" xlink:type="simple">bâtard-montrachet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éarn_%28AOC%29" xlink:type="simple">béarn</text:a></text:p>
          </table:table-cell>
          <table:table-cell office:value-type="string">
            <text:p><text:a xlink:href="http://fr.wikipedia.org/wiki/Vignoble_du_Sud-Ouest" xlink:type="simple">Sud-Ouest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eaujolais_%28AOC%29" xlink:type="simple">beaujolais</text:a></text:p>
          </table:table-cell>
          <table:table-cell office:value-type="string">
            <text:p><text:a xlink:href="http://fr.wikipedia.org/wiki/Vignoble_du_Beaujolais" xlink:type="simple">Beaujolais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eaujolais-villages" xlink:type="simple">beaujolais-villages</text:a></text:p>
          </table:table-cell>
          <table:table-cell office:value-type="string">
            <text:p><text:a xlink:href="http://fr.wikipedia.org/wiki/Vignoble_du_Beaujolais" xlink:type="simple">Beaujolais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eaumes-de-venise_%28AOC%29" xlink:type="simple">beaumes-de-venise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eaune_%28AOC%29" xlink:type="simple">beaune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ellet_%28AOC%29" xlink:type="simple">bellet</text:a> ou <text:a xlink:href="http://fr.wikipedia.org/wiki/Bellet_%28AOC%29" xlink:type="simple">vin de Bellet</text:a></text:p>
          </table:table-cell>
          <table:table-cell office:value-type="string">
            <text:p><text:a xlink:href="http://fr.wikipedia.org/wiki/Vignoble_de_Provence" xlink:type="simple">Provenc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ergerac_%28AOC%29" xlink:type="simple">bergerac</text:a></text:p>
          </table:table-cell>
          <table:table-cell office:value-type="string">
            <text:p><text:a xlink:href="http://fr.wikipedia.org/wiki/Vignoble_du_Sud-Ouest" xlink:type="simple">Sud-Ouest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ienvenues-bâtard-montrachet" xlink:type="simple">bienvenues-bâtard-montrachet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lagny_%28AOC%29" xlink:type="simple">blagny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laye_%28AOC%29" xlink:type="simple">blaye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onnes-mares" xlink:type="simple">bonnes-mares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onnezeaux" xlink:type="simple">bonnezeaux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ordeaux_%28AOC%29" xlink:type="simple">bordeaux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ordeaux_supérieur" xlink:type="simple">bordeaux supérieur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ourgogne_%28AOC%29" xlink:type="simple">bourgogne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ourgogne_aligoté" xlink:type="simple">bourgogne aligoté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<text:a xlink:href="http://fr.wikipedia.org/wiki/Bourgogne_grand_ordinaire" xlink:type="simple">bourgogne-ordinaire</text:a> ou <text:a xlink:href="http://fr.wikipedia.org/wiki/Bourgogne_grand_ordinaire" xlink:type="simple">bourgogne grand ordinaire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ourgogne_mousseux" xlink:type="simple">bourgogne mousseux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ourgogne_passe-tout-grains" xlink:type="simple">bourgogne passe-tout-grains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ourgueil_%28AOC%29" xlink:type="simple">bourgueil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ouzeron_%28AOC%29" xlink:type="simple">bouzeron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s_de_la_côte_chalonnaise" xlink:type="simple">côte chalonnais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rouilly" xlink:type="simple">brouilly</text:a></text:p>
          </table:table-cell>
          <table:table-cell office:value-type="string">
            <text:p><text:a xlink:href="http://fr.wikipedia.org/wiki/Vignoble_du_Beaujolais" xlink:type="simple">Beaujolais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ugey_%28AOC%29" xlink:type="simple">bugey</text:a></text:p>
          </table:table-cell>
          <table:table-cell office:value-type="string">
            <text:p><text:a xlink:href="http://fr.wikipedia.org/wiki/Vignoble_du_Bugey" xlink:type="simple">Bugey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Buzet_%28AOC%29" xlink:type="simple">buzet</text:a></text:p>
          </table:table-cell>
          <table:table-cell office:value-type="string">
            <text:p><text:a xlink:href="http://fr.wikipedia.org/wiki/Vignoble_du_Sud-Ouest" xlink:type="simple">Sud-Ouest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abardès_%28AOC%29" xlink:type="simple">cabardès</text:a></text:p>
          </table:table-cell>
          <table:table-cell office:value-type="string">
            <text:p><text:a xlink:href="http://fr.wikipedia.org/wiki/Vignoble_du_Languedoc-Roussillon" xlink:type="simple">Languedoc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abernet_d%27Anjou" xlink:type="simple">cabernet d'Anjou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abernet_de_Saumur" xlink:type="simple">cabernet de Saumur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adillac_%28AOC%29" xlink:type="simple">cadillac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ahors_%28AOC%29" xlink:type="simple">cahors</text:a></text:p>
          </table:table-cell>
          <table:table-cell office:value-type="string">
            <text:p><text:a xlink:href="http://fr.wikipedia.org/wiki/Vignoble_du_Sud-Ouest" xlink:type="simple">Sud-Ouest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anon-fronsac" xlink:type="simple">canon-fronsac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assis_%28AOC%29" xlink:type="simple">cassis</text:a></text:p>
          </table:table-cell>
          <table:table-cell office:value-type="string">
            <text:p><text:a xlink:href="http://fr.wikipedia.org/wiki/Vignoble_de_Provence" xlink:type="simple">Provenc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érons_%28AOC%29" xlink:type="simple">cérons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table:style-name="ce2" office:value-type="string">
            <text:p><text:a xlink:href="http://fr.wikipedia.org/wiki/Vignoble_des_Graves" xlink:type="simple">Grave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hablis_%28AOC%29" xlink:type="simple">chablis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Basse-Bourgogne" xlink:type="simple">Basse-Bourgog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hablis_grand_cru" xlink:type="simple">chablis grand cru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Basse-Bourgogne" xlink:type="simple">Basse-Bourgog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hambertin" xlink:type="simple">chambertin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hambertin-clos-de-bèze" xlink:type="simple">chambertin-clos-de-bèze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hambolle-musigny_%28AOC%29" xlink:type="simple">chambolle-musigny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hampagne_%28AOC%29" xlink:type="simple">champagne</text:a></text:p>
          </table:table-cell>
          <table:table-cell office:value-type="string">
            <text:p><text:a xlink:href="http://fr.wikipedia.org/wiki/Vignoble_de_Champagne" xlink:type="simple">Champag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hapelle-chambertin" xlink:type="simple">chapelle-chambertin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harlemagne_%28AOC%29" xlink:type="simple">charlemagne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harmes-chambertin" xlink:type="simple">charmes-chambertin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hassagne-montrachet_%28AOC%29" xlink:type="simple">chassagne-montrachet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hâteau-chalon_%28AOC%29" xlink:type="simple">château-chalon</text:a></text:p>
          </table:table-cell>
          <table:table-cell office:value-type="string">
            <text:p><text:a xlink:href="http://fr.wikipedia.org/wiki/Vignoble_du_Jura" xlink:type="simple">Jura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hâteau-grillet_%28AOC%29" xlink:type="simple">château-grillet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hâteaumeillant_%28AOC%29" xlink:type="simple">châteaumeillant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hâteauneuf-du-pape_%28AOC%29" xlink:type="simple">châteauneuf-du-pape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hâtillon-en-diois" xlink:type="simple">châtillon-en-diois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hénas_%28AOC%29" xlink:type="simple">chénas</text:a></text:p>
          </table:table-cell>
          <table:table-cell office:value-type="string">
            <text:p><text:a xlink:href="http://fr.wikipedia.org/wiki/Vignoble_du_Beaujolais" xlink:type="simple">Beaujolais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hevalier-montrachet" xlink:type="simple">chevalier-montrachet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heverny_%28AOC%29" xlink:type="simple">cheverny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hinon_%28AOC%29" xlink:type="simple">chinon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hiroubles_%28AOC%29" xlink:type="simple">chiroubles</text:a></text:p>
          </table:table-cell>
          <table:table-cell office:value-type="string">
            <text:p><text:a xlink:href="http://fr.wikipedia.org/wiki/Vignoble_du_Beaujolais" xlink:type="simple">Beaujolais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horey-lès-beaune_%28AOC%29" xlink:type="simple">chorey-lès-beaune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lairette_de_Bellegarde" xlink:type="simple">clairette de Bellegarde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lairette_de_Die" xlink:type="simple">clairette de Die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lairette_du_Languedoc" xlink:type="simple">clairette du Languedoc</text:a></text:p>
          </table:table-cell>
          <table:table-cell office:value-type="string">
            <text:p><text:a xlink:href="http://fr.wikipedia.org/wiki/Vignoble_du_Languedoc-Roussillon" xlink:type="simple">Languedoc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los_de_la_roche" xlink:type="simple">clos-de-la-roche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los-de-tart" xlink:type="simple">clos-de-tart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los-vougeot" xlink:type="simple">clos-de-vougeot</text:a> ou <text:a xlink:href="http://fr.wikipedia.org/wiki/Clos-vougeot" xlink:type="simple">clos-vougeot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los_des_lambrays" xlink:type="simple">clos-des-lambrays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los-saint-denis" xlink:type="simple">clos-saint-denis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ollioure_%28AOC%29" xlink:type="simple">collioure</text:a></text:p>
          </table:table-cell>
          <table:table-cell office:value-type="string">
            <text:p><text:a xlink:href="http://fr.wikipedia.org/wiki/Vignoble_du_Languedoc-Roussillon" xlink:type="simple">Roussillon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ondrieu_%28AOC%29" xlink:type="simple">condrieu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orbières_%28AOC%29" xlink:type="simple">corbières</text:a></text:p>
          </table:table-cell>
          <table:table-cell office:value-type="string">
            <text:p><text:a xlink:href="http://fr.wikipedia.org/wiki/Vignoble_du_Languedoc-Roussillon" xlink:type="simple">Languedoc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orbières-boutenac" xlink:type="simple">corbières-boutenac</text:a></text:p>
          </table:table-cell>
          <table:table-cell office:value-type="string">
            <text:p><text:a xlink:href="http://fr.wikipedia.org/wiki/Vignoble_du_Languedoc-Roussillon" xlink:type="simple">Languedoc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ornas_%28AOC%29" xlink:type="simple">cornas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Vin_de_Corse_%28AOC%29" xlink:type="simple">corse</text:a> ou <text:a xlink:href="http://fr.wikipedia.org/wiki/Vin_de_Corse_%28AOC%29" xlink:type="simple">vin de Corse</text:a></text:p>
          </table:table-cell>
          <table:table-cell office:value-type="string">
            <text:p><text:a xlink:href="http://fr.wikipedia.org/wiki/Vignoble_de_Corse" xlink:type="simple">Cors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orton" xlink:type="simple">corton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orton-charlemagne" xlink:type="simple">corton-charlemagne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ostières-de-nîmes" xlink:type="simple">costières-de-nîmes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ôte-de-beaune" xlink:type="simple">côte-de-beaune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ôte-de-beaune-villages" xlink:type="simple">côte-de-beaune-villages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ôte-de-nuits_villages" xlink:type="simple">côte-de-nuits-villages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ôte-de-brouilly" xlink:type="simple">côte-de-brouilly</text:a></text:p>
          </table:table-cell>
          <table:table-cell office:value-type="string">
            <text:p><text:a xlink:href="http://fr.wikipedia.org/wiki/Vignoble_du_Beaujolais" xlink:type="simple">Beaujolais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ôte-roannaise" xlink:type="simple">côte-roannaise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ôte-rôtie_%28AOC%29" xlink:type="simple">côte-rôtie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oteaux-champenois" xlink:type="simple">coteaux-champenois</text:a></text:p>
          </table:table-cell>
          <table:table-cell office:value-type="string">
            <text:p><text:a xlink:href="http://fr.wikipedia.org/wiki/Vignoble_de_Champagne" xlink:type="simple">Champag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oteaux-d%27aix-en-provence" xlink:type="simple">coteaux-d'aix-en-provence</text:a></text:p>
          </table:table-cell>
          <table:table-cell office:value-type="string">
            <text:p><text:a xlink:href="http://fr.wikipedia.org/wiki/Vignoble_de_Provence" xlink:type="simple">Provenc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oteaux-de-die" xlink:type="simple">coteaux-de-die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oteaux-de-l%27aubance" xlink:type="simple">coteaux-de-l'aubance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oteaux-de-saumur" xlink:type="simple">coteaux-de-saumur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oteaux-du-giennois" xlink:type="simple">coteaux-du-giennois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oteaux-du-layon" xlink:type="simple">coteaux-du-layon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oteaux-du-loir" xlink:type="simple">coteaux-du-loir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oteaux-du-lyonnais" xlink:type="simple">coteaux-du-lyonnais</text:a></text:p>
          </table:table-cell>
          <table:table-cell office:value-type="string">
            <text:p>Lyonnais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oteaux-du-vendômois" xlink:type="simple">coteaux-du-vendômois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oteaux-varois-en-provence" xlink:type="simple">coteaux-varois-en-provence</text:a></text:p>
          </table:table-cell>
          <table:table-cell office:value-type="string">
            <text:p><text:a xlink:href="http://fr.wikipedia.org/wiki/Vignoble_de_Provence" xlink:type="simple">Provenc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/index.php?title=Côtes-de-bergerac&amp;action=edit&amp;redlink=1" xlink:type="simple">côtes-de-bergerac</text:a></text:p>
          </table:table-cell>
          <table:table-cell office:value-type="string">
            <text:p><text:a xlink:href="http://fr.wikipedia.org/wiki/Vignoble_du_Sud-Ouest" xlink:type="simple">Sud-Ouest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ôtes-de-blaye" xlink:type="simple">côtes-de-blaye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ôtes-de-bordeaux" xlink:type="simple">côtes-de-bordeaux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ôtes-de-bordeaux-saint-macaire" xlink:type="simple">côtes-de-bordeaux-saint-macaire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ôtes-de-bourg" xlink:type="simple">côtes-de-bourg</text:a> ou <text:a xlink:href="http://fr.wikipedia.org/wiki/Côtes-de-bourg" xlink:type="simple">bourg</text:a> ou <text:a xlink:href="http://fr.wikipedia.org/wiki/Côtes-de-bourg" xlink:type="simple">bourgeais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ôtes-de-duras" xlink:type="simple">côtes-de-duras</text:a></text:p>
          </table:table-cell>
          <table:table-cell office:value-type="string">
            <text:p><text:a xlink:href="http://fr.wikipedia.org/wiki/Vignoble_du_Sud-Ouest" xlink:type="simple">Sud-Ouest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ôtes-de-montravel" xlink:type="simple">côtes-de-montravel</text:a></text:p>
          </table:table-cell>
          <table:table-cell office:value-type="string">
            <text:p><text:a xlink:href="http://fr.wikipedia.org/wiki/Vignoble_du_Sud-Ouest" xlink:type="simple">Sud-Ouest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ôtes-de-provence" xlink:type="simple">côtes-de-provence</text:a></text:p>
          </table:table-cell>
          <table:table-cell office:value-type="string">
            <text:p><text:a xlink:href="http://fr.wikipedia.org/wiki/Vignoble_de_Provence" xlink:type="simple">Provenc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ôtes-de-toul_%28AOC%29" xlink:type="simple">côtes-de-toul</text:a></text:p>
          </table:table-cell>
          <table:table-cell office:value-type="string">
            <text:p><text:a xlink:href="http://fr.wikipedia.org/wiki/Vignoble_de_Lorraine" xlink:type="simple">Lorrai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ôtes-du-forez" xlink:type="simple">côtes-du-forez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ôtes-du-jura" xlink:type="simple">côtes-du-jura</text:a></text:p>
          </table:table-cell>
          <table:table-cell office:value-type="string">
            <text:p><text:a xlink:href="http://fr.wikipedia.org/wiki/Vignoble_du_Jura" xlink:type="simple">Jura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ôtes-du-marmandais" xlink:type="simple">côtes-du-marmandais</text:a></text:p>
          </table:table-cell>
          <table:table-cell office:value-type="string">
            <text:p><text:a xlink:href="http://fr.wikipedia.org/wiki/Vignoble_du_Sud-Ouest" xlink:type="simple">Sud-Ouest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ôtes-du-rhône" xlink:type="simple">côtes-du-rhône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ôtes-du-rhône_villages" xlink:type="simple">Côtes-du-rhône villages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ôtes-du-roussillon" xlink:type="simple">côtes-du-roussillon</text:a></text:p>
          </table:table-cell>
          <table:table-cell office:value-type="string">
            <text:p><text:a xlink:href="http://fr.wikipedia.org/wiki/Vignoble_du_Languedoc-Roussillon" xlink:type="simple">Roussillon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ôtes-du-roussillon_villages" xlink:type="simple">Côtes-du-roussillon villages</text:a></text:p>
          </table:table-cell>
          <table:table-cell office:value-type="string">
            <text:p><text:a xlink:href="http://fr.wikipedia.org/wiki/Vignoble_du_Languedoc-Roussillon" xlink:type="simple">Roussillon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ôtes-du-vivarais" xlink:type="simple">côtes-du-vivarais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our-cheverny_%28AOC%29" xlink:type="simple">cour-cheverny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rémant_d%27Alsace" xlink:type="simple">crémant d'Alsace</text:a></text:p>
          </table:table-cell>
          <table:table-cell office:value-type="string">
            <text:p><text:a xlink:href="http://fr.wikipedia.org/wiki/Vignoble_d%27Alsace" xlink:type="simple">Alsac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rémant_de_Bordeaux" xlink:type="simple">crémant de Bordeaux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rémant_de_Bourgogne" xlink:type="simple">crémant de Bourgogne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rémant_de_Die" xlink:type="simple">crémant de Die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/index.php?title=Crémant_de_Limoux&amp;action=edit&amp;redlink=1" xlink:type="simple">crémant de Limoux</text:a></text:p>
          </table:table-cell>
          <table:table-cell office:value-type="string">
            <text:p><text:a xlink:href="http://fr.wikipedia.org/wiki/Vignoble_du_Languedoc-Roussillon" xlink:type="simple">Languedoc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rémant_de_Loire" xlink:type="simple">crémant de Loire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rémant_du_Jura" xlink:type="simple">crémant du Jura</text:a></text:p>
          </table:table-cell>
          <table:table-cell office:value-type="string">
            <text:p><text:a xlink:href="http://fr.wikipedia.org/wiki/Vignoble_du_Jura" xlink:type="simple">Jura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riots-bâtard-montrachet" xlink:type="simple">criots-bâtard-montrachet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rozes-hermitage_%28AOC%29" xlink:type="simple">crozes-hermitage</text:a> ou <text:a xlink:href="http://fr.wikipedia.org/wiki/Crozes-hermitage_%28AOC%29" xlink:type="simple">crozes-ermitage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Échezeaux" xlink:type="simple">échezeaux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Entre-deux-mers_%28AOC%29" xlink:type="simple">entre-deux-mers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Faugères_%28AOC%29" xlink:type="simple">faugères</text:a></text:p>
          </table:table-cell>
          <table:table-cell office:value-type="string">
            <text:p><text:a xlink:href="http://fr.wikipedia.org/wiki/Vignoble_du_Languedoc-Roussillon" xlink:type="simple">Languedoc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Fiefs-vendéens" xlink:type="simple">fiefs-vendéens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table:style-name="ce2" office:value-type="string">
            <text:p><text:a xlink:href="http://fr.wikipedia.org/wiki/Vignoble_nantais" xlink:type="simple">Vignoble nantai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Fitou_%28AOC%29" xlink:type="simple">fitou</text:a></text:p>
          </table:table-cell>
          <table:table-cell office:value-type="string">
            <text:p><text:a xlink:href="http://fr.wikipedia.org/wiki/Vignoble_du_Languedoc-Roussillon" xlink:type="simple">Languedoc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Fixin_%28AOC%29" xlink:type="simple">fixin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Fleurie_%28AOC%29" xlink:type="simple">fleurie</text:a></text:p>
          </table:table-cell>
          <table:table-cell office:value-type="string">
            <text:p><text:a xlink:href="http://fr.wikipedia.org/wiki/Vignoble_du_Beaujolais" xlink:type="simple">Beaujolais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Fronsac_%28AOC%29" xlink:type="simple">fronsac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Fronton_%28AOC%29" xlink:type="simple">fronton</text:a></text:p>
          </table:table-cell>
          <table:table-cell office:value-type="string">
            <text:p><text:a xlink:href="http://fr.wikipedia.org/wiki/Vignoble_du_Sud-Ouest" xlink:type="simple">Sud-Ouest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Gaillac_%28AOC%29" xlink:type="simple">gaillac</text:a></text:p>
          </table:table-cell>
          <table:table-cell office:value-type="string">
            <text:p><text:a xlink:href="http://fr.wikipedia.org/wiki/Vignoble_du_Sud-Ouest" xlink:type="simple">Sud-Ouest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Gaillac-premières-côtes" xlink:type="simple">gaillac-premières-côtes</text:a></text:p>
          </table:table-cell>
          <table:table-cell office:value-type="string">
            <text:p><text:a xlink:href="http://fr.wikipedia.org/wiki/Vignoble_du_Sud-Ouest" xlink:type="simple">Sud-Ouest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Gevrey-chambertin_%28AOC%29" xlink:type="simple">gevrey-chambertin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Gigondas_%28AOC%29" xlink:type="simple">gigondas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Givry_%28AOC%29" xlink:type="simple">givry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s_de_la_côte_chalonnaise" xlink:type="simple">côte chalonnais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Grands-échezeaux" xlink:type="simple">grands-échezeaux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Graves_%28AOC%29" xlink:type="simple">graves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table:style-name="ce2" office:value-type="string">
            <text:p><text:a xlink:href="http://fr.wikipedia.org/wiki/Vignoble_des_Graves" xlink:type="simple">Grave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Graves-de-vayres" xlink:type="simple">graves-de-vayres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Graves-supérieures" xlink:type="simple">graves-supérieures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table:style-name="ce2" office:value-type="string">
            <text:p><text:a xlink:href="http://fr.wikipedia.org/wiki/Vignoble_des_Graves" xlink:type="simple">Grave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Grignan-les-adhémar" xlink:type="simple">grignan-les-adhémar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Griotte-chambertin" xlink:type="simple">griotte-chambertin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Haut-médoc" xlink:type="simple">haut-médoc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table:style-name="ce2" office:value-type="string">
            <text:p><text:a xlink:href="http://fr.wikipedia.org/wiki/Vignoble_du_Médoc" xlink:type="simple">Médoc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Haut-montravel" xlink:type="simple">haut-montravel</text:a></text:p>
          </table:table-cell>
          <table:table-cell office:value-type="string">
            <text:p><text:a xlink:href="http://fr.wikipedia.org/wiki/Vignoble_du_Sud-Ouest" xlink:type="simple">Sud-Ouest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Hermitage_%28AOC%29" xlink:type="simple">hermitage</text:a> ou <text:a xlink:href="http://fr.wikipedia.org/wiki/Hermitage_%28AOC%29" xlink:type="simple">ermitage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Irancy_%28AOC%29" xlink:type="simple">irancy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Basse-Bourgogne" xlink:type="simple">Basse-Bourgog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Irouléguy_%28AOC%29" xlink:type="simple">irouléguy</text:a></text:p>
          </table:table-cell>
          <table:table-cell office:value-type="string">
            <text:p><text:a xlink:href="http://fr.wikipedia.org/wiki/Vignoble_du_Sud-Ouest" xlink:type="simple">Sud-Ouest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Jasnières" xlink:type="simple">jasnières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Juliénas_%28AOC%29" xlink:type="simple">juliénas</text:a></text:p>
          </table:table-cell>
          <table:table-cell office:value-type="string">
            <text:p><text:a xlink:href="http://fr.wikipedia.org/wiki/Vignoble_du_Beaujolais" xlink:type="simple">Beaujolais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Jurançon_%28AOC%29" xlink:type="simple">jurançon</text:a></text:p>
          </table:table-cell>
          <table:table-cell office:value-type="string">
            <text:p><text:a xlink:href="http://fr.wikipedia.org/wiki/Vignoble_du_Sud-Ouest" xlink:type="simple">Sud-Ouest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L%27étoile_%28AOC%29" xlink:type="simple">l'étoile</text:a></text:p>
          </table:table-cell>
          <table:table-cell office:value-type="string">
            <text:p><text:a xlink:href="http://fr.wikipedia.org/wiki/Vignoble_du_Jura" xlink:type="simple">Jura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La_grande_rue" xlink:type="simple">la-grande-rue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La_romanée" xlink:type="simple">la-romanée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La_tâche" xlink:type="simple">la-tâche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Ladoix" xlink:type="simple">ladoix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Lalande-de-pomerol_%28AOC%29" xlink:type="simple">lalande-de-pomerol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Languedoc_%28AOC%29" xlink:type="simple">languedoc</text:a></text:p>
          </table:table-cell>
          <table:table-cell office:value-type="string">
            <text:p><text:a xlink:href="http://fr.wikipedia.org/wiki/Vignoble_du_Languedoc-Roussillon" xlink:type="simple">Languedoc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Latricières-chambertin" xlink:type="simple">latricières-chambertin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Les-baux-de-provence_%28AOC%29" xlink:type="simple">les-baux-de-provence</text:a></text:p>
          </table:table-cell>
          <table:table-cell office:value-type="string">
            <text:p><text:a xlink:href="http://fr.wikipedia.org/wiki/Vignoble_de_Provence" xlink:type="simple">Provenc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/index.php?title=Limoux_%28AOC%29&amp;action=edit&amp;redlink=1" xlink:type="simple">limoux</text:a></text:p>
          </table:table-cell>
          <table:table-cell office:value-type="string">
            <text:p><text:a xlink:href="http://fr.wikipedia.org/wiki/Vignoble_du_Languedoc-Roussillon" xlink:type="simple">Languedoc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Lirac_%28AOC%29" xlink:type="simple">lirac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Listrac-médoc_%28AOC%29" xlink:type="simple">listrac-médoc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table:style-name="ce2" office:value-type="string">
            <text:p><text:a xlink:href="http://fr.wikipedia.org/wiki/Vignoble_du_Médoc" xlink:type="simple">Médoc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Loupiac_%28AOC%29" xlink:type="simple">loupiac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Côtes-du-luberon_%28AOC%29" xlink:type="simple">luberon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Lussac-saint-émilion" xlink:type="simple">lussac-saint-émilion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âcon_%28AOC%29" xlink:type="simple">mâcon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u_Mâconnais" xlink:type="simple">Mâconnai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adiran_%28AOC%29" xlink:type="simple">madiran</text:a></text:p>
          </table:table-cell>
          <table:table-cell office:value-type="string">
            <text:p><text:a xlink:href="http://fr.wikipedia.org/wiki/Vignoble_du_Sud-Ouest" xlink:type="simple">Sud-Ouest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alepère_%28AOC%29" xlink:type="simple">malepère</text:a></text:p>
          </table:table-cell>
          <table:table-cell office:value-type="string">
            <text:p><text:a xlink:href="http://fr.wikipedia.org/wiki/Vignoble_du_Languedoc-Roussillon" xlink:type="simple">Languedoc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aranges" xlink:type="simple">maranges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arcillac_%28AOC%29" xlink:type="simple">marcillac</text:a></text:p>
          </table:table-cell>
          <table:table-cell office:value-type="string">
            <text:p><text:a xlink:href="http://fr.wikipedia.org/wiki/Vignoble_du_Sud-Ouest" xlink:type="simple">Sud-Ouest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argaux_%28AOC%29" xlink:type="simple">margaux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table:style-name="ce2" office:value-type="string">
            <text:p><text:a xlink:href="http://fr.wikipedia.org/wiki/Vignoble_du_Médoc" xlink:type="simple">Médoc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arsannay_%28AOC%29" xlink:type="simple">marsannay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aury_%28VDN%29" xlink:type="simple">maury</text:a></text:p>
          </table:table-cell>
          <table:table-cell office:value-type="string">
            <text:p><text:a xlink:href="http://fr.wikipedia.org/wiki/Vignoble_du_Languedoc-Roussillon" xlink:type="simple">Roussillon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azis-chambertin" xlink:type="simple">mazis-chambertin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azoyères-chambertin" xlink:type="simple">mazoyères-chambertin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édoc_%28AOC%29" xlink:type="simple">médoc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table:style-name="ce2" office:value-type="string">
            <text:p><text:a xlink:href="http://fr.wikipedia.org/wiki/Vignoble_du_Médoc" xlink:type="simple">Médoc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enetou-salon_%28AOC%29" xlink:type="simple">menetou-salon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ercurey_%28AOC%29" xlink:type="simple">mercurey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s_de_la_côte_chalonnaise" xlink:type="simple">côte chalonnais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eursault_%28AOC%29" xlink:type="simple">meursault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inervois_%28AOC%29" xlink:type="simple">minervois</text:a></text:p>
          </table:table-cell>
          <table:table-cell office:value-type="string">
            <text:p><text:a xlink:href="http://fr.wikipedia.org/wiki/Vignoble_du_Languedoc-Roussillon" xlink:type="simple">Languedoc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/index.php?title=Minervois-la-livinière&amp;action=edit&amp;redlink=1" xlink:type="simple">minervois-la-livinière</text:a></text:p>
          </table:table-cell>
          <table:table-cell office:value-type="string">
            <text:p><text:a xlink:href="http://fr.wikipedia.org/wiki/Vignoble_du_Languedoc-Roussillon" xlink:type="simple">Languedoc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onbazillac_%28AOC%29" xlink:type="simple">monbazillac</text:a></text:p>
          </table:table-cell>
          <table:table-cell office:value-type="string">
            <text:p><text:a xlink:href="http://fr.wikipedia.org/wiki/Vignoble_du_Sud-Ouest" xlink:type="simple">Sud-Ouest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ontagne-saint-émilion" xlink:type="simple">montagne-saint-émilion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ontagny_%28AOC%29" xlink:type="simple">montagny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s_de_la_côte_chalonnaise" xlink:type="simple">côte chalonnais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onthélie_%28AOC%29" xlink:type="simple">monthélie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ontlouis-sur-loire_%28AOC%29" xlink:type="simple">montlouis-sur-loire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ontrachet_%28AOC%29" xlink:type="simple">montrachet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ontravel_%28AOC%29" xlink:type="simple">montravel</text:a></text:p>
          </table:table-cell>
          <table:table-cell office:value-type="string">
            <text:p><text:a xlink:href="http://fr.wikipedia.org/wiki/Vignoble_du_Sud-Ouest" xlink:type="simple">Sud-Ouest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orey-saint-denis_%28AOC%29" xlink:type="simple">morey-saint-denis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orgon" xlink:type="simple">morgon</text:a></text:p>
          </table:table-cell>
          <table:table-cell office:value-type="string">
            <text:p><text:a xlink:href="http://fr.wikipedia.org/wiki/Vignoble_du_Beaujolais" xlink:type="simple">Beaujolais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oselle_%28AOC%29" xlink:type="simple">moselle</text:a><text:a xlink:href="http://fr.wikipedia.org/wiki/Liste_des_vins_AOC_français#cite_note-4" xlink:type="simple">4</text:a></text:p>
          </table:table-cell>
          <table:table-cell office:value-type="string">
            <text:p><text:a xlink:href="http://fr.wikipedia.org/wiki/Vignoble_de_Lorraine" xlink:type="simple">Lorrai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oulin-à-vent_%28AOC%29" xlink:type="simple">moulin-à-vent</text:a></text:p>
          </table:table-cell>
          <table:table-cell office:value-type="string">
            <text:p><text:a xlink:href="http://fr.wikipedia.org/wiki/Vignoble_du_Beaujolais" xlink:type="simple">Beaujolais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oulis-en-médoc_%28AOC%29" xlink:type="simple">moulis</text:a> ou <text:a xlink:href="http://fr.wikipedia.org/wiki/Moulis-en-médoc_%28AOC%29" xlink:type="simple">moulis-en-médoc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table:style-name="ce2" office:value-type="string">
            <text:p><text:a xlink:href="http://fr.wikipedia.org/wiki/Vignoble_du_Médoc" xlink:type="simple">Médoc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uscadet_%28AOC%29" xlink:type="simple">muscadet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table:style-name="ce2" office:value-type="string">
            <text:p><text:a xlink:href="http://fr.wikipedia.org/wiki/Vignoble_nantais" xlink:type="simple">Vignoble nantai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uscadet-coteaux-de-la-loire" xlink:type="simple">muscadet-coteaux-de-la-loire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table:style-name="ce2" office:value-type="string">
            <text:p><text:a xlink:href="http://fr.wikipedia.org/wiki/Vignoble_nantais" xlink:type="simple">Vignoble nantai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uscadet-côtes-de-grandlieu" xlink:type="simple">muscadet-côtes-de-grandlieu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table:style-name="ce2" office:value-type="string">
            <text:p><text:a xlink:href="http://fr.wikipedia.org/wiki/Vignoble_nantais" xlink:type="simple">Vignoble nantai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uscadet-sèvre-et-maine" xlink:type="simple">muscadet-sèvre-et-maine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table:style-name="ce2" office:value-type="string">
            <text:p><text:a xlink:href="http://fr.wikipedia.org/wiki/Vignoble_nantais" xlink:type="simple">Vignoble nantai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uscat_de_Beaumes-de-Venise_%28VDN%29" xlink:type="simple">muscat de Beaumes-de-Venise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<text:a xlink:href="http://fr.wikipedia.org/wiki/Muscat_de_Frontignan" xlink:type="simple">muscat de Frontignan</text:a> ou <text:a xlink:href="http://fr.wikipedia.org/wiki/Muscat_de_Frontignan" xlink:type="simple">vin de Frontignan</text:a></text:p>
          </table:table-cell>
          <table:table-cell office:value-type="string">
            <text:p><text:a xlink:href="http://fr.wikipedia.org/wiki/Vignoble_du_Languedoc-Roussillon" xlink:type="simple">Languedoc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uscat_de_Lunel" xlink:type="simple">muscat de Lunel</text:a></text:p>
          </table:table-cell>
          <table:table-cell office:value-type="string">
            <text:p><text:a xlink:href="http://fr.wikipedia.org/wiki/Vignoble_du_Languedoc-Roussillon" xlink:type="simple">Languedoc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uscat_de_Mireval" xlink:type="simple">muscat de Mireval</text:a></text:p>
          </table:table-cell>
          <table:table-cell office:value-type="string">
            <text:p><text:a xlink:href="http://fr.wikipedia.org/wiki/Vignoble_du_Languedoc-Roussillon" xlink:type="simple">Languedoc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uscat_de_Rivesaltes" xlink:type="simple">muscat de Rivesaltes</text:a></text:p>
          </table:table-cell>
          <table:table-cell office:value-type="string">
            <text:p><text:a xlink:href="http://fr.wikipedia.org/wiki/Vignoble_du_Languedoc-Roussillon" xlink:type="simple">Roussillon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uscat_de_Saint-Jean-de-Minervois" xlink:type="simple">muscat de Saint-Jean-de-Minervois</text:a></text:p>
          </table:table-cell>
          <table:table-cell office:value-type="string">
            <text:p><text:a xlink:href="http://fr.wikipedia.org/wiki/Vignoble_du_Languedoc-Roussillon" xlink:type="simple">Languedoc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uscat_du_Cap-Corse" xlink:type="simple">muscat du Cap-Corse</text:a></text:p>
          </table:table-cell>
          <table:table-cell office:value-type="string">
            <text:p><text:a xlink:href="http://fr.wikipedia.org/wiki/Vignoble_de_Corse" xlink:type="simple">Cors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Musigny_%28AOC%29" xlink:type="simple">musigny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Lalande-de-pomerol_%28AOC%29" xlink:type="simple">néac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Nuits-saint-georges_%28AOC%29" xlink:type="simple">nuits-saint-georges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Orléans_%28AOC%29" xlink:type="simple">orléans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Orléans-cléry" xlink:type="simple">orléans-cléry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Pacherenc-du-vic-bilh" xlink:type="simple">pacherenc-du-vic-bilh</text:a></text:p>
          </table:table-cell>
          <table:table-cell office:value-type="string">
            <text:p><text:a xlink:href="http://fr.wikipedia.org/wiki/Vignoble_du_Sud-Ouest" xlink:type="simple">Sud-Ouest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Palette_%28AOC%29" xlink:type="simple">palette</text:a></text:p>
          </table:table-cell>
          <table:table-cell office:value-type="string">
            <text:p><text:a xlink:href="http://fr.wikipedia.org/wiki/Vignoble_de_Provence" xlink:type="simple">Provenc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Patrimonio_%28AOC%29" xlink:type="simple">patrimonio</text:a></text:p>
          </table:table-cell>
          <table:table-cell office:value-type="string">
            <text:p><text:a xlink:href="http://fr.wikipedia.org/wiki/Vignoble_de_Corse" xlink:type="simple">Cors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Pauillac_%28AOC%29" xlink:type="simple">pauillac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table:style-name="ce2" office:value-type="string">
            <text:p><text:a xlink:href="http://fr.wikipedia.org/wiki/Vignoble_du_Médoc" xlink:type="simple">Médoc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Pécharmant" xlink:type="simple">pécharmant</text:a></text:p>
          </table:table-cell>
          <table:table-cell office:value-type="string">
            <text:p><text:a xlink:href="http://fr.wikipedia.org/wiki/Vignoble_du_Sud-Ouest" xlink:type="simple">Sud-Ouest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Pernand-vergelesses_%28AOC%29" xlink:type="simple">pernand-vergelesses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Pessac-léognan" xlink:type="simple">pessac-léognan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table:style-name="ce2" office:value-type="string">
            <text:p><text:a xlink:href="http://fr.wikipedia.org/wiki/Vignoble_des_Graves" xlink:type="simple">Grave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Petit-chablis" xlink:type="simple">petit-chablis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Basse-Bourgogne" xlink:type="simple">Basse-Bourgog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Pierrevert_%28AOC%29" xlink:type="simple">pierrevert</text:a></text:p>
          </table:table-cell>
          <table:table-cell office:value-type="string">
            <text:p><text:a xlink:href="http://fr.wikipedia.org/wiki/Vignoble_de_Provence" xlink:type="simple">Provenc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Pomerol_%28AOC%29" xlink:type="simple">pomerol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Pommard_%28AOC%29" xlink:type="simple">pommard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Pouilly-fuissé" xlink:type="simple">pouilly-fuissé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u_Mâconnais" xlink:type="simple">Mâconnais</text:a>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<text:a xlink:href="http://fr.wikipedia.org/wiki/Pouilly-fumé" xlink:type="simple">pouilly-fumé</text:a> ou <text:a xlink:href="http://fr.wikipedia.org/wiki/Pouilly-fumé" xlink:type="simple">blanc-fumé de Pouilly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Pouilly-loché" xlink:type="simple">pouilly-loché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u_Mâconnais" xlink:type="simple">Mâconnai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Pouilly-sur-loire_%28AOC%29" xlink:type="simple">pouilly-sur-loire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Pouilly-vinzelles" xlink:type="simple">pouilly-vinzelles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u_Mâconnais" xlink:type="simple">Mâconnai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Premières-côtes-de-bordeaux" xlink:type="simple">premières-côtes-de-bordeaux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Puisseguin-saint-émilion" xlink:type="simple">puisseguin-saint-émilion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Puligny-montrachet_%28AOC%29" xlink:type="simple">puligny-montrachet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Quarts-de-chaume" xlink:type="simple">quarts-de-chaume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Quincy_%28AOC%29" xlink:type="simple">quincy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Rasteau_%28AOC%29" xlink:type="simple">rasteau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Régnié" xlink:type="simple">régnié</text:a></text:p>
          </table:table-cell>
          <table:table-cell office:value-type="string">
            <text:p><text:a xlink:href="http://fr.wikipedia.org/wiki/Vignoble_du_Beaujolais" xlink:type="simple">Beaujolais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Reuilly_%28AOC%29" xlink:type="simple">reuilly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Richebourg_%28AOC%29" xlink:type="simple">richebourg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Rivesaltes_%28AOC%29" xlink:type="simple">rivesaltes</text:a></text:p>
          </table:table-cell>
          <table:table-cell office:value-type="string">
            <text:p><text:a xlink:href="http://fr.wikipedia.org/wiki/Vignoble_du_Languedoc-Roussillon" xlink:type="simple">Roussillon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Romanée-conti" xlink:type="simple">romanée-conti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Romanée_saint-vivant" xlink:type="simple">romanée-saint-vivant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Rosé_d%27Anjou" xlink:type="simple">rosé d'Anjou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Rosé_de_Loire" xlink:type="simple">rosé de Loire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Rosé_des_Riceys" xlink:type="simple">rosé des Riceys</text:a></text:p>
          </table:table-cell>
          <table:table-cell office:value-type="string">
            <text:p><text:a xlink:href="http://fr.wikipedia.org/wiki/Vignoble_de_Champagne" xlink:type="simple">Champag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Rosette_%28AOC%29" xlink:type="simple">rosette</text:a></text:p>
          </table:table-cell>
          <table:table-cell office:value-type="string">
            <text:p><text:a xlink:href="http://fr.wikipedia.org/wiki/Vignoble_du_Sud-Ouest" xlink:type="simple">Sud-Ouest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Roussette_de_Savoie" xlink:type="simple">roussette de Savoie</text:a></text:p>
          </table:table-cell>
          <table:table-cell office:value-type="string">
            <text:p><text:a xlink:href="http://fr.wikipedia.org/wiki/Vignoble_de_Savoie" xlink:type="simple">Savoi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Roussette_du_Bugey" xlink:type="simple">roussette du Bugey</text:a></text:p>
          </table:table-cell>
          <table:table-cell office:value-type="string">
            <text:p><text:a xlink:href="http://fr.wikipedia.org/wiki/Vignoble_du_Bugey" xlink:type="simple">Bugey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Ruchottes-chambertin" xlink:type="simple">ruchottes-chambertin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Rully_%28AOC%29" xlink:type="simple">rully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s_de_la_côte_chalonnaise" xlink:type="simple">côte chalonnais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int-amour_%28AOC%29" xlink:type="simple">saint-amour</text:a></text:p>
          </table:table-cell>
          <table:table-cell office:value-type="string">
            <text:p><text:a xlink:href="http://fr.wikipedia.org/wiki/Vignoble_du_Beaujolais" xlink:type="simple">Beaujolais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int-aubin_%28AOC%29" xlink:type="simple">saint-aubin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int-bris" xlink:type="simple">saint-bris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Basse-Bourgogne" xlink:type="simple">Basse-Bourgog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int-chinian_%28AOC%29" xlink:type="simple">saint-chinian</text:a></text:p>
          </table:table-cell>
          <table:table-cell office:value-type="string">
            <text:p><text:a xlink:href="http://fr.wikipedia.org/wiki/Vignoble_du_Languedoc-Roussillon" xlink:type="simple">Languedoc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int-émilion_%28AOC%29" xlink:type="simple">saint-émilion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int-émilion_grand_cru" xlink:type="simple">saint-émilion grand cru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int-estèphe_%28AOC%29" xlink:type="simple">saint-estèphe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table:style-name="ce2" office:value-type="string">
            <text:p><text:a xlink:href="http://fr.wikipedia.org/wiki/Vignoble_du_Médoc" xlink:type="simple">Médoc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int-georges-saint-émilion_%28AOC%29" xlink:type="simple">saint-georges-saint-émilion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int-joseph_%28AOC%29" xlink:type="simple">saint-joseph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int-julien_%28AOC%29" xlink:type="simple">saint-julien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table:style-name="ce2" office:value-type="string">
            <text:p><text:a xlink:href="http://fr.wikipedia.org/wiki/Vignoble_du_Médoc" xlink:type="simple">Médoc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int-nicolas-de-bourgueil_%28AOC%29" xlink:type="simple">saint-nicolas-de-bourgueil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int-péray_%28AOC%29" xlink:type="simple">saint-péray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int-pourçain_%28AOC%29" xlink:type="simple">saint-pourçain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int-romain_%28AOC%29" xlink:type="simple">saint-romain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int-véran_%28AOC%29" xlink:type="simple">saint-véran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u_Mâconnais" xlink:type="simple">Mâconnai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inte-croix-du-mont_%28AOC%29" xlink:type="simple">sainte-croix-du-mont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inte-foy-bordeaux" xlink:type="simple">sainte-foy-bordeaux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ncerre_%28AOC%29" xlink:type="simple">sancerre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ntenay_%28AOC%29" xlink:type="simple">santenay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umur_%28AOC%29" xlink:type="simple">saumur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table:style-name="ce2" office:value-type="string">
            <text:p>Anjou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umur-champigny" xlink:type="simple">saumur-champigny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table:style-name="ce2" office:value-type="string">
            <text:p>Anjou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ussignac_%28AOC%29" xlink:type="simple">saussignac</text:a></text:p>
          </table:table-cell>
          <table:table-cell office:value-type="string">
            <text:p><text:a xlink:href="http://fr.wikipedia.org/wiki/Vignoble_du_Sud-Ouest" xlink:type="simple">Sud-Ouest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uternes_%28AOC%29" xlink:type="simple">sauternes</text:a></text:p>
          </table:table-cell>
          <table:table-cell office:value-type="string">
            <text:p><text:a xlink:href="http://fr.wikipedia.org/wiki/Vignoble_de_Bordeaux" xlink:type="simple">Bordeaux</text:a></text:p>
          </table:table-cell>
          <table:table-cell table:style-name="ce2" office:value-type="string">
            <text:p><text:a xlink:href="http://fr.wikipedia.org/wiki/Sauternes_%28vignoble%29" xlink:type="simple">Sauternai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vennières_%28AOC%29" xlink:type="simple">savennières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table:style-name="ce2" office:value-type="string">
            <text:p>Anjou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avigny-lès-beaune_%28AOC%29" xlink:type="simple">savigny-lès-beaune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Seyssel_%28AOC%29" xlink:type="simple">seyssel</text:a></text:p>
          </table:table-cell>
          <table:table-cell office:value-type="string">
            <text:p><text:a xlink:href="http://fr.wikipedia.org/wiki/Vignoble_de_Savoie" xlink:type="simple">Savoie</text:a> et <text:a xlink:href="http://fr.wikipedia.org/wiki/Vignoble_du_Bugey" xlink:type="simple">Bugey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Tavel_%28AOC%29" xlink:type="simple">tavel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Touraine_%28AOC%29" xlink:type="simple">touraine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table:style-name="ce2" office:value-type="string">
            <text:p>Tourai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Touraine-noble-joué" xlink:type="simple">touraine-noble-joué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table:style-name="ce2" office:value-type="string">
            <text:p>Tourai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Vacqueyras_%28AOC%29" xlink:type="simple">vacqueyras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Valençay_%28AOC%29" xlink:type="simple">valençay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Ventoux_%28AOC%29" xlink:type="simple">ventoux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Vin_de_Savoie" xlink:type="simple">vin de Savoie</text:a> ou <text:a xlink:href="http://fr.wikipedia.org/wiki/Vin_de_Savoie" xlink:type="simple">savoie</text:a></text:p>
          </table:table-cell>
          <table:table-cell office:value-type="string">
            <text:p><text:a xlink:href="http://fr.wikipedia.org/wiki/Vignoble_de_Savoie" xlink:type="simple">Savoi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Vinsobres_%28AOC%29" xlink:type="simple">vinsobres</text:a></text:p>
          </table:table-cell>
          <table:table-cell office:value-type="string">
            <text:p><text:a xlink:href="http://fr.wikipedia.org/wiki/Vignoble_de_la_vallée_du_Rhône" xlink:type="simple">vallée du Rhône</text:a>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Viré-clessé" xlink:type="simple">viré-clessé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u_Mâconnais" xlink:type="simple">Mâconnai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Volnay_%28AOC%29" xlink:type="simple">volnay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Beaune" xlink:type="simple">côte de Beaune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Vosne-romanée_%28AOC%29" xlink:type="simple">vosne-romanée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Vougeot_%28AOC%29" xlink:type="simple">vougeot</text:a></text:p>
          </table:table-cell>
          <table:table-cell office:value-type="string">
            <text:p><text:a xlink:href="http://fr.wikipedia.org/wiki/Vignoble_de_Bourgogne" xlink:type="simple">Bourgogne</text:a></text:p>
          </table:table-cell>
          <table:table-cell table:style-name="ce2" office:value-type="string">
            <text:p><text:a xlink:href="http://fr.wikipedia.org/wiki/Vignoble_de_la_côte_de_Nuits" xlink:type="simple">côte de Nuits</text:a>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<text:a xlink:href="http://fr.wikipedia.org/wiki/Vouvray_%28AOC%29" xlink:type="simple">vouvray</text:a></text:p>
          </table:table-cell>
          <table:table-cell office:value-type="string">
            <text:p><text:a xlink:href="http://fr.wikipedia.org/wiki/Vignoble_de_la_vallée_de_la_Loire" xlink:type="simple">vallée de la Loire</text:a></text:p>
          </table:table-cell>
          <table:table-cell table:style-name="ce2" office:value-type="string">
            <text:p>Touraine</text:p>
          </table:table-cell>
          <table:table-cell office:value-type="string">
            <text:p>Fr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2T18:49:33.10</meta:creation-date>
    <dc:date>2013-03-03T11:58:34.52</dc:date>
    <meta:editing-duration>PT16H53M49S</meta:editing-duration>
    <meta:editing-cycles>2</meta:editing-cycles>
    <meta:generator>LibreOffice/4.0.0.3$Windows_x86 LibreOffice_project/7545bee9c2a0782548772a21bc84a9dcc583b89</meta:generator>
    <meta:document-statistic meta:table-count="1" meta:cell-count="1168" meta:object-count="0"/>
  </office:meta>
</office:document-meta>
</file>